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28pt" style:font-size-asian="28pt" style:font-size-complex="28pt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000000"/>
      <style:text-properties style:font-name="Calibri" style:font-name-asian="Calibri" style:font-name-complex="Calibri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0000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579D1C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70AD47"/>
      <style:text-properties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="thin solid #000000" fo:background-color="#70AD47"/>
    </style:style>
    <style:style style:name="co1" style:family="table-column">
      <style:table-column-properties fo:break-before="auto" style:column-width="16.324791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0.5820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81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72pt" style:use-optimal-row-height="true" fo:break-before="auto"/>
    </style:style>
    <style:style style:name="ro3" style:family="table-row">
      <style:table-row-properties style:row-height="67.5pt" style:use-optimal-row-height="true" fo:break-before="auto"/>
    </style:style>
    <style:style style:name="ro4" style:family="table-row">
      <style:table-row-properties style:row-height="15.4pt" style:use-optimal-row-height="true" fo:break-before="auto"/>
    </style:style>
    <style:style style:name="ro5" style:family="table-row">
      <style:table-row-properties style:row-height="17.2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61.5pt" style:use-optimal-row-height="true" fo:break-before="auto"/>
    </style:style>
    <style:style style:name="ro8" style:family="table-row">
      <style:table-row-properties style:row-height="22.5pt" style:use-optimal-row-height="true" fo:break-before="auto"/>
    </style:style>
    <style:style style:name="ro9" style:family="table-row">
      <style:table-row-properties style:row-height="4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46.15pt" style:use-optimal-row-height="true" fo:break-before="auto"/>
    </style:style>
    <style:style style:name="ro12" style:family="table-row">
      <style:table-row-properties style:row-height="13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4">
            <text:p>Checklist Plan van Aanpak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style-name="ce5"/>
          <table:table-cell table:number-columns-repeated="1022" table:style-name="ce3"/>
          <table:table-cell table:number-columns-repeated="15360"/>
        </table:table-row>
        <table:table-row table:style-name="ro3">
          <table:table-cell office:value-type="string" table:style-name="ce6">
            <text:p>A Algemeen, lay-out en taalgebruik van het plan van aanpak</text:p>
          </table:table-cell>
          <table:table-cell table:number-columns-repeated="1023" table:style-name="ce3"/>
          <table:table-cell table:number-columns-repeated="15360"/>
        </table:table-row>
        <table:table-row table:style-name="ro4">
          <table:table-cell table:style-name="ce7"/>
          <table:table-cell table:number-columns-repeated="1023" table:style-name="ce3"/>
          <table:table-cell table:number-columns-repeated="15360"/>
        </table:table-row>
        <table:table-row table:style-name="ro5">
          <table:table-cell office:value-type="string" table:style-name="ce8">
            <text:p>Is het voorblad compleet?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7">
            <text:p>□ Bevat het de tekst: ‘Plan van aanpak’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Bevat het de naam van het project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Bevat het de naam van de organisatie en de naam van de opdrachtgever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Bevat het de plaats en datum van gereedkomen van het plan van aanpak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het groepsnummer/de code van de projectgroep aanwezig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Bevat het de naam van de opdrachtnemer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Bevat het alle correcte namen van alle projectled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11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Lay-out</text:p>
          </table:table-cell>
          <table:table-cell table:style-name="ce11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Is een inhoudsopgave met paginanummers aanwezig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Zijn de hoofdstukken genummer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Zijn de paginanummers op de bladzijden aanwezig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Zijn de hoofdstukken duidelijk aangegev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Klopt de hoofdstukindeling en zijn alle hoofdstukken aanwezig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Taalgebruik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7">
            <text:p>□ Is het plan van aanpak helder geschrev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Wordt er correcte taal gebruikt (gebruik van spelling- en grammaticacontrole)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de taal zakelijk? Geen ik, jij, jullie!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Worden niet te lange zinnen gebruikt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het plan van aanpak ‘puntig’ geschreven, met een duidelijke structuur en opsomming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Worden onbekende begrippen eerst uitgelegd alvorens ze worden gebruikt? Of n.v.t.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7">
          <table:table-cell office:value-type="string" table:style-name="ce7">
            <text:p>□ Vindt geen rolwisseling plaats tijdens het plan van aanpak? Dat wil zeggen: wordt het plan van aanpak steeds vanuit dezelfde persoon bekeken?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style-name="ro8">
          <table:table-cell table:style-name="ce6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9">
          <table:table-cell office:value-type="string" table:style-name="ce6">
            <text:p>B De hoofdstukken van het Plan van Aanpak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10">
          <table:table-cell table:style-name="ce14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1: Achtergronden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Is een korte beschrijving van de organisatie waarin het project zich afspeelt opgenomen?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4">
          <table:table-cell office:value-type="string" table:style-name="ce7">
            <text:p>□ Is aangegeven wat de organisatie doet?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string" table:style-name="ce7">
            <text:p>□ Is duidelijk welke afdelingen bij het project zijn betrokken?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string" table:style-name="ce7">
            <text:p>□ Zijn de achtergronden van ‘groot’ naar ‘klein’ beschreven?</text:p>
          </table:table-cell>
          <table:table-cell office:value-type="float" office:value="1" table:number-columns-spanned="1" table:number-rows-spanned="2" table:style-name="ce19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1">
          <table:table-cell office:value-type="string" table:style-name="ce7">
            <text:p><text:s text:c="4"/>Bijvoorbeeld: eerst het bedrijf, dan de vestiging, vervolgens de afdeling, dan het project.</text:p>
          </table:table-cell>
          <table:covered-table-cell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Is duidelijk waarom de opdrachtgever dit project wil?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string" table:style-name="ce7">
            <text:p>□ Is duidelijk wie de opdrachtgever (persoon) is?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4">
          <table:table-cell office:value-type="string" table:style-name="ce7">
            <text:p>□ Is er een schriftelijke opdracht aanwezig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5">
          <table:table-cell table:style-name="ce8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2: Projectopdracht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Wordt duidelijk waarom het project wordt uitgevoer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4">
          <table:table-cell office:value-type="string" table:style-name="ce7">
            <text:p>□ Zijn de doelstellingen duidelijk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021" table:style-name="ce3"/>
          <table:table-cell table:number-columns-repeated="15360"/>
        </table:table-row>
        <table:table-row table:style-name="ro4">
          <table:table-cell office:value-type="string" table:style-name="ce7">
            <text:p>□ Zijn de doelstellingen ‘smart’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7">
            <text:p>□ Is exact duidelijk wat het eindproduct van het project is (inclusief de eisen die aan het product worden gesteld)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het eindproduct voldoende gespecificeerd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3: Projectactiviteiten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Is er een puntsgewijze opsomming van activiteit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Zijn er voldoende activiteiten gedefinieer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het plan van aanpak zelf ook als activiteit opgenom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de afhandeling van het project genoem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4: Projectgrenzen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Is voldoende aangegeven tot hoever het project doorgaat (‘lengte’)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voldoende duidelijk wat niet bij het project hoort (‘breedte’)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7">
            <text:p>□ Is duidelijk aan welke voorwaarden moet worden voldaan voor het welslagen van het project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5: Producten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7">
            <text:p>□ Zijn voldoende producten gedefinieer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het plan van aanpak ook als product gedefinieer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Zijn ontwerpen, rapporten en dergelijke niet verget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het eindproduct niet verget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6: Kwaliteit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Is de waarborging van de kwaliteit van het eindproduct beschrev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de waarborging van de kwaliteit van de tussenproducten beschreven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Zijn voldoende controles ingebouwd om de kwaliteit te bewak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Zijn er normen ter controle van de kwaliteit genoem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Zijn terugkoppelingen met opdrachtgever genoem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Zijn afspraken opgenomen over te gebruiken hulpmiddelen (onder andere software)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Wordt het vragen van extern advies genoemd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7">
            <text:p>□ Worden producten in fasen opgeleverd (bijvoorbeeld conceptrapporten, goedkeuring, definitief rapport)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7: Projectorganisatie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Organisatie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Zijn de functies binnen de projectgroep verdeel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Staan er namen bij de functies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Zijn namen, adressen, telefoonnummers en e-mailadressen van alle projectleden genoem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de beschikbaarheid van de deelnemers genoem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Informatie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6">
          <table:table-cell office:value-type="string" table:style-name="ce7">
            <text:p>□ Is genoemd hoe de communicatie met de opdrachtgever is geregel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genoemd hoe de interne communicatie binnen de projectgroep is geregeld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de urenverantwoording of tijdregistratie geregeld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de vergaderfrequentie geregeld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voorzien in een weekverslag door projectleden aan de projectleider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voorzien in een weekverslag door de projectleider aan de opdrachtgever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de archivering geregeld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8: Planning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7">
            <text:p>□ Klopt de planning met de activiteiten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7">
            <text:p>□ Is een computerplanning (bijv. MS-Project) aanwezig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de planning realistisch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5">
          <table:table-cell table:style-name="ce8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9: Kosten en baten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7">
            <text:p>□ Bevat het overzicht voldoende informatie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Bevat het overzicht een korte toelichting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Zijn de baten genoemd?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7">
            <text:p>□ Is het overzicht realistisch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1">
          <table:table-cell office:value-type="string" table:style-name="ce7">
            <text:p>□ Zijn de kosten en baten niet te precies opgegeven? (Het gaat immers om een schatting).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table:style-name="ce7"/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5">
          <table:table-cell office:value-type="string" table:style-name="ce8">
            <text:p>Hoofdstuk 10: Risico’s</text:p>
          </table:table-cell>
          <table:table-cell table:style-name="ce9"/>
          <table:table-cell table:number-columns-repeated="1022" table:style-name="ce3"/>
          <table:table-cell table:number-columns-repeated="15360"/>
        </table:table-row>
        <table:table-row table:style-name="ro4">
          <table:table-cell office:value-type="string" table:style-name="ce7">
            <text:p>□ Is het hoofdstuk voldoende degelijk?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4">
          <table:table-cell office:value-type="string" table:style-name="ce17">
            <text:p>Totaal aantal punten</text:p>
          </table:table-cell>
          <table:table-cell office:value-type="float" office:value="56" table:formula="of:=SUM([.B8:.B110])" table:style-name="ce3">
            <text:p>56</text:p>
          </table:table-cell>
          <table:table-cell office:value-type="float" office:value="69" table:formula="of:=SUM([.C8:.C110])" table:style-name="ce3">
            <text:p>69</text:p>
          </table:table-cell>
          <table:table-cell table:number-columns-repeated="16381"/>
        </table:table-row>
        <table:table-row table:style-name="ro4">
          <table:table-cell office:value-type="string" table:style-name="ce17">
            <text:p>Eindcijfer</text:p>
          </table:table-cell>
          <table:table-cell office:value-type="float" office:value="8.1159420289855078" table:formula="of:=[.B111]/[.$C111]*10" table:style-name="ce18">
            <text:p>8,1</text:p>
          </table:table-cell>
          <table:table-cell table:number-columns-repeated="1022" table:style-name="ce3"/>
          <table:table-cell table:number-columns-repeated="15360"/>
        </table:table-row>
        <table:table-row table:number-rows-repeated="1048464" table:style-name="ro12">
          <table:table-cell table:number-columns-repeated="16384"/>
        </table:table-row>
      </table:table>
      <table:table table:name="Blad2" table:style-name="ta1">
        <table:table-column table:style-name="co4" table:number-columns-repeated="1024" table:default-cell-style-name="ce3"/>
        <table:table-column table:style-name="co5" table:number-columns-repeated="15360" table:default-cell-style-name="ce1"/>
        <table:table-row table:number-rows-repeated="1048576" table:style-name="ro12">
          <table:table-cell table:number-columns-repeated="16384"/>
        </table:table-row>
      </table:table>
      <table:table table:name="Blad3" table:style-name="ta1">
        <table:table-column table:style-name="co4" table:number-columns-repeated="1024" table:default-cell-style-name="ce3"/>
        <table:table-column table:style-name="co5" table:number-columns-repeated="15360" table:default-cell-style-name="ce1"/>
        <table:table-row table:number-rows-repeated="1048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number-style style:name="N37">
      <number:number number:decimal-places="1"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joerd teunisse</meta:initial-creator>
    <dc:creator>sjoerd teunisse</dc:creator>
    <meta:creation-date>2015-09-29T08:46:48Z</meta:creation-date>
    <dc:date>2015-09-29T08:46:48Z</dc:date>
  </office:meta>
</office:document-meta>
</file>